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191b8"/>
    </style:style>
    <style:style style:name="P2" style:family="paragraph" style:parent-style-name="Text_20_body" style:list-style-name="L1"/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T1" style:family="text">
      <style:text-properties officeooo:rsid="000191b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nuel Utilisateur – <text:span text:style-name="T1">Push System Notifier G20</text:span></text:h>
      <text:h text:style-name="Heading_20_2" text:outline-level="2">1. Installation et Première Configuration</text:h>
      <text:p text:style-name="P1">Ce guide vous explique comment installer et configurer l'application " <text:span text:style-name="T1">Push System Notifier G20</text:span>" pour votre première utilisation.</text:p>
      <text:h text:style-name="Heading_20_3" text:outline-level="3">1.1 Prérequis</text:h>
      <text:list text:style-name="L1">
        <text:list-item>
          <text:p text:style-name="P2"><text:span text:style-name="Strong_20_Emphasis">Java Runtime Environment (JRE)</text:span> : Assurez-vous que Java (version 17 ou supérieure) est installé sur votre machine.</text:p>
        </text:list-item>
        <text:list-item>
          <text:p text:style-name="P2"><text:span text:style-name="Strong_20_Emphasis">Fichiers de l'application</text:span> : Vous devez disposer des trois fichiers suivants dans le même dossier :</text:p>
          <text:list>
            <text:list-item>
              <text:p text:style-name="P2"><text:span text:style-name="Source_20_Text">PushNotificationApp-1.0-SNAPSHOT-jar-with-dependencies.jar</text:span> (le programme)</text:p>
            </text:list-item>
            <text:list-item>
              <text:p text:style-name="P2"><text:span text:style-name="Source_20_Text">database.db</text:span> (la base de données vide)</text:p>
            </text:list-item>
            <text:list-item>
              <text:p text:style-name="P2"><text:span text:style-name="Source_20_Text">config.properties</text:span> (le fichier de configuration)</text:p>
            </text:list-item>
          </text:list>
        </text:list-item>
      </text:list>
      <text:h text:style-name="Heading_20_3" text:outline-level="3">1.2 Configuration Initiale (Étape Cruciale)</text:h>
      <text:p text:style-name="Text_20_body">Avant de lancer l'application, vous <text:span text:style-name="Strong_20_Emphasis">devez</text:span> configurer le fichier <text:span text:style-name="Source_20_Text">config.properties</text:span> avec vos propres informations. Ouvrez ce fichier avec un éditeur de texte (Bloc-notes, VS Code, etc.).</text:p>
      <text:p text:style-name="Text_20_body"><text:span text:style-name="Strong_20_Emphasis">Exemple de configuration :</text:span></text:p>
      <text:p text:style-name="Preformatted_20_Text"><text:span text:style-name="Source_20_Text"># Fichier de configuration de l'application</text:span></text:p>
      <text:p text:style-name="Preformatted_20_Text"/>
      <text:p text:style-name="Preformatted_20_Text"><text:span text:style-name="Source_20_Text"># --- Configuration de l'API Orange SMS ---</text:span></text:p>
      <text:p text:style-name="Preformatted_20_Text"><text:span text:style-name="Source_20_Text"># Remplacez par votre Header d'autorisation Base64 (ex: Basic ABC...XYZ)</text:span></text:p>
      <text:p text:style-name="Preformatted_20_Text"><text:span text:style-name="Source_20_Text">orange.auth.header=Basic VOTRE_VRAI_HEADER_API_ICI</text:span></text:p>
      <text:p text:style-name="Preformatted_20_Text"/>
      <text:p text:style-name="Preformatted_20_Text"><text:span text:style-name="Source_20_Text"># Remplacez par votre NOM D'EXPÉDITEUR fourni par Orange</text:span></text:p>
      <text:p text:style-name="Preformatted_20_Text"><text:span text:style-name="Source_20_Text">orange.sender.name=SMS 574007</text:span></text:p>
      <text:p text:style-name="Preformatted_20_Text"/>
      <text:p text:style-name="Preformatted_20_Text"><text:span text:style-name="Source_20_Text"># --- Configuration du service Email (via Gmail) ---</text:span></text:p>
      <text:p text:style-name="Preformatted_20_Text"><text:span text:style-name="Source_20_Text"># Votre adresse email Gmail</text:span></text:p>
      <text:p text:style-name="Preformatted_20_Text"><text:span text:style-name="Source_20_Text">email.username=mon.adresse@gmail.com</text:span></text:p>
      <text:p text:style-name="Preformatted_20_Text"/>
      <text:p text:style-name="Preformatted_20_Text"><text:span text:style-name="Source_20_Text"># Votre "Mot de passe d'application" généré depuis votre compte Google</text:span></text:p>
      <text:p text:style-name="P3"><text:span text:style-name="Source_20_Text">email.password=abcdefghijklmnop</text:span></text:p>
      <text:p text:style-name="Text_20_body"><text:span text:style-name="Strong_20_Emphasis">Important pour Gmail :</text:span> Vous ne devez pas utiliser votre mot de passe Gmail habituel. Vous devez générer un <text:span text:style-name="Strong_20_Emphasis">"Mot de passe d'application"</text:span> depuis les paramètres de sécurité de votre compte Google.</text:p>
      <text:h text:style-name="Heading_20_3" text:outline-level="3">1.3 Lancement de l'Application</text:h>
      <text:p text:style-name="Text_20_body">Double-cliquez sur le fichier <text:span text:style-name="Source_20_Text">.jar</text:span> ou exécutez la commande <text:span text:style-name="Source_20_Text">java -jar PushNotificationApp-1.0-SNAPSHOT-jar-with-dependencies.jar</text:span> dans un terminal ouvert dans le dossier de l'application.</text:p>
      <text:h text:style-name="Heading_20_2" text:outline-level="2"><text:soft-page-break/>2. Utilisation de l'Application</text:h>
      <text:h text:style-name="Heading_20_3" text:outline-level="3">2.1 Connexion</text:h>
      <text:list text:style-name="L2">
        <text:list-item>
          <text:p text:style-name="P4">Une fenêtre de connexion apparaît.</text:p>
        </text:list-item>
        <text:list-item>
          <text:p text:style-name="P4">Pour la première connexion, utilisez les identifiants par défaut :</text:p>
          <text:list>
            <text:list-item>
              <text:p text:style-name="P4"><text:span text:style-name="Strong_20_Emphasis">Utilisateur :</text:span> <text:span text:style-name="Source_20_Text">admin</text:span></text:p>
            </text:list-item>
            <text:list-item>
              <text:p text:style-name="P4"><text:span text:style-name="Strong_20_Emphasis">Mot de passe :</text:span> <text:span text:style-name="Source_20_Text">password123</text:span></text:p>
            </text:list-item>
          </text:list>
        </text:list-item>
        <text:list-item>
          <text:p text:style-name="P4">Cliquez sur "Connexion".</text:p>
        </text:list-item>
      </text:list>
      <text:h text:style-name="Heading_20_3" text:outline-level="3">2.2 Interface Principale</text:h>
      <text:p text:style-name="Text_20_body">L'interface est divisée en deux : un menu de navigation à gauche et la zone de travail à droite.</text:p>
      <text:h text:style-name="Heading_20_3" text:outline-level="3">2.3 Gérer les Contacts et les Groupes</text:h>
      <text:p text:style-name="Text_20_body">C'est la première chose à faire pour peupler votre application.</text:p>
      <text:list text:style-name="L3">
        <text:list-item>
          <text:p text:style-name="P5"><text:span text:style-name="Strong_20_Emphasis">Cliquez sur "Gérer les Contacts"</text:span> dans le menu de gauche.</text:p>
        </text:list-item>
        <text:list-item>
          <text:p text:style-name="P5"><text:span text:style-name="Strong_20_Emphasis">Ajouter un contact :</text:span> Cliquez sur <text:span text:style-name="Source_20_Text">Ajouter Contact</text:span>, remplissez les champs et validez.</text:p>
        </text:list-item>
        <text:list-item>
          <text:p text:style-name="P5"><text:span text:style-name="Strong_20_Emphasis">Importer des contacts :</text:span> Cliquez sur <text:span text:style-name="Source_20_Text">Importer CSV</text:span> et sélectionnez un fichier CSV. Le fichier doit avoir 3 colonnes : <text:span text:style-name="Source_20_Text">Nom</text:span>, <text:span text:style-name="Source_20_Text">Téléphone</text:span>, <text:span text:style-name="Source_20_Text">Email</text:span>.</text:p>
        </text:list-item>
        <text:list-item>
          <text:p text:style-name="P5"><text:span text:style-name="Strong_20_Emphasis">Créer un groupe :</text:span> Cliquez sur <text:span text:style-name="Source_20_Text">Créer Groupe</text:span> et donnez-lui un nom.</text:p>
        </text:list-item>
        <text:list-item>
          <text:p text:style-name="P5"><text:span text:style-name="Strong_20_Emphasis">Ajouter des contacts à un groupe :</text:span></text:p>
          <text:list>
            <text:list-item>
              <text:p text:style-name="P5">Dans la table, cochez la case "Sélection" pour tous les contacts que vous voulez ajouter.</text:p>
            </text:list-item>
            <text:list-item>
              <text:p text:style-name="P5">Cliquez sur <text:span text:style-name="Source_20_Text">Ajouter Sélection au Groupe</text:span>.</text:p>
            </text:list-item>
            <text:list-item>
              <text:p text:style-name="P5">Choisissez le groupe de destination dans la liste déroulante et validez.</text:p>
            </text:list-item>
          </text:list>
        </text:list-item>
      </text:list>
      <text:h text:style-name="Heading_20_3" text:outline-level="3">2.4 Envoyer des Notifications</text:h>
      <text:list text:style-name="L4">
        <text:list-item>
          <text:p text:style-name="P6"><text:span text:style-name="Strong_20_Emphasis">Cliquez sur "Envoyer SMS" ou "Envoyer Email"</text:span>.</text:p>
        </text:list-item>
        <text:list-item>
          <text:p text:style-name="P6"><text:span text:style-name="Strong_20_Emphasis">Choisir les destinataires :</text:span></text:p>
          <text:list>
            <text:list-item>
              <text:p text:style-name="P6">Cliquez sur <text:span text:style-name="Source_20_Text">Choisir des Contacts Individuels...</text:span> pour utiliser les contacts que vous avez cochés dans l'onglet "Gérer les Contacts".</text:p>
            </text:list-item>
            <text:list-item>
              <text:p text:style-name="P6">OU cliquez sur <text:span text:style-name="Source_20_Text">Choisir un Groupe...</text:span> pour sélectionner un groupe prédéfini.</text:p>
            </text:list-item>
            <text:list-item>
              <text:p text:style-name="P6">Le label vous confirmera votre sélection.</text:p>
            </text:list-item>
          </text:list>
        </text:list-item>
        <text:list-item>
          <text:p text:style-name="P6"><text:span text:style-name="Strong_20_Emphasis">Rédiger le message :</text:span></text:p>
          <text:list>
            <text:list-item>
              <text:p text:style-name="P6"><text:span text:style-name="Strong_20_Emphasis">Pour un Email :</text:span> Remplissez le champ "Sujet" et le corps du message. Vous pouvez cliquer sur <text:span text:style-name="Source_20_Text">Joindre un fichier</text:span> pour ajouter une pièce jointe.</text:p>
            </text:list-item>
            <text:list-item>
              <text:p text:style-name="P6"><text:soft-page-break/><text:span text:style-name="Strong_20_Emphasis">Pour un SMS :</text:span> Remplissez le corps du message.</text:p>
            </text:list-item>
          </text:list>
        </text:list-item>
        <text:list-item>
          <text:p text:style-name="P6"><text:span text:style-name="Strong_20_Emphasis">Envoyer :</text:span> Cliquez sur <text:span text:style-name="Source_20_Text">Envoyer Maintenant</text:span> et confirmez l'envoi.</text:p>
        </text:list-item>
      </text:list>
      <text:h text:style-name="Heading_20_3" text:outline-level="3">2.5 Consulter l'Historique</text:h>
      <text:list text:style-name="L5">
        <text:list-item>
          <text:p text:style-name="P7">Cliquez sur <text:span text:style-name="Strong_20_Emphasis">"Historique"</text:span>. Le tableau affiche tous les envois tentés.</text:p>
        </text:list-item>
        <text:list-item>
          <text:p text:style-name="P7">La colonne <text:span text:style-name="Strong_20_Emphasis">Statut</text:span> vous indique si l'envoi a réussi ou échoué.</text:p>
        </text:list-item>
        <text:list-item>
          <text:p text:style-name="P7">La colonne <text:span text:style-name="Strong_20_Emphasis">Détails</text:span> vous donne la réponse brute de l'API (très utile en cas d'échec).</text:p>
        </text:list-item>
        <text:list-item>
          <text:p text:style-name="P7">Cliquez sur <text:span text:style-name="Source_20_Text">Rafraîchir</text:span> pour être sûr d'avoir les données les plus récentes.</text:p>
        </text:list-item>
      </text:list>
      <text:h text:style-name="Heading_20_3" text:outline-level="3">2.6 Planifier un Envoi</text:h>
      <text:list text:style-name="L6">
        <text:list-item>
          <text:p text:style-name="P8">Cliquez sur <text:span text:style-name="Strong_20_Emphasis">"Planificateur"</text:span>.</text:p>
        </text:list-item>
        <text:list-item>
          <text:p text:style-name="P8">Cliquez sur <text:span text:style-name="Source_20_Text">Programmer un nouvel envoi</text:span>. Une fenêtre s'ouvre.</text:p>
        </text:list-item>
        <text:list-item>
          <text:p text:style-name="P8"><text:span text:style-name="Strong_20_Emphasis">Configurez l'envoi :</text:span></text:p>
          <text:list>
            <text:list-item>
              <text:p text:style-name="P8"><text:span text:style-name="Strong_20_Emphasis">Destinataires :</text:span> Choisissez si vous visez les contacts cochés ou un groupe entier.</text:p>
            </text:list-item>
            <text:list-item>
              <text:p text:style-name="P8"><text:span text:style-name="Strong_20_Emphasis">Type :</text:span> Sélectionnez "SMS" ou "Email". Les champs s'adapteront.</text:p>
            </text:list-item>
            <text:list-item>
              <text:p text:style-name="P8"><text:span text:style-name="Strong_20_Emphasis">Contenu :</text:span> Remplissez le sujet (si email), le message et ajoutez une pièce jointe (si email).</text:p>
            </text:list-item>
            <text:list-item>
              <text:p text:style-name="P8"><text:span text:style-name="Strong_20_Emphasis">Date d'envoi :</text:span> Choisissez la date et l'heure exactes.</text:p>
            </text:list-item>
          </text:list>
        </text:list-item>
        <text:list-item>
          <text:p text:style-name="P8"><text:span text:style-name="Strong_20_Emphasis">Validez.</text:span> Votre envoi programmé apparaît dans la liste. Le service en arrière-plan le déclenchera automatiquement à l'heure dite, même si vous naviguez sur d'autres panneaux (l'application doit rester ouverte).</text:p>
        </text:list-item>
        <text:list-item>
          <text:p text:style-name="P8"><text:span text:style-name="Strong_20_Emphasis">Annuler :</text:span> Vous pouvez sélectionner une tâche "En attente" dans la liste et cliquer sur <text:span text:style-name="Source_20_Text">Annuler la sélection</text:span>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5T20:34:42.456208582</meta:creation-date>
    <dc:date>2025-06-15T20:37:27.638115053</dc:date>
    <meta:editing-duration>PT2M45S</meta:editing-duration>
    <meta:editing-cycles>1</meta:editing-cycles>
    <meta:document-statistic meta:table-count="0" meta:image-count="0" meta:object-count="0" meta:page-count="3" meta:paragraph-count="70" meta:word-count="704" meta:character-count="4496" meta:non-whitespace-character-count="3901"/>
    <meta:generator>LibreOffice/25.2.3.2$Linux_X86_64 LibreOffice_project/520$Build-2</meta:generator>
  </office:meta>
</office:document-meta>
</file>